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2">
      <style:paragraph-properties fo:margin-left="1in" fo:margin-right="0in" fo:text-indent="-0.25in" style:auto-text-indent="false"/>
    </style:style>
    <style:style style:name="P17" style:family="paragraph" style:parent-style-name="Standard" style:list-style-name="WWNum11">
      <style:paragraph-properties fo:margin-left="1in" fo:margin-right="0in" fo:text-indent="-0.25in" style:auto-text-indent="false"/>
    </style:style>
    <style:style style:name="P18" style:family="paragraph" style:parent-style-name="Standard" style:list-style-name="WWNum9">
      <style:paragraph-properties fo:margin-left="1in" fo:margin-right="0in" fo:text-indent="-0.25in" style:auto-text-indent="false"/>
    </style:style>
    <style:style style:name="P19" style:family="paragraph" style:parent-style-name="Standard" style:list-style-name="WWNum10">
      <style:paragraph-properties fo:margin-left="1in" fo:margin-right="0in" fo:text-indent="-0.25in" style:auto-text-indent="false"/>
    </style:style>
    <style:style style:name="P20" style:family="paragraph" style:parent-style-name="Standard" style:list-style-name="WWNum1">
      <style:paragraph-properties fo:margin-left="1in" fo:margin-right="0in" fo:text-indent="-0.25in" style:auto-text-indent="false"/>
    </style:style>
    <style:style style:name="P21" style:family="paragraph" style:parent-style-name="Standard" style:list-style-name="WWNum12">
      <style:paragraph-properties fo:margin-left="1in" fo:margin-right="0in" fo:text-indent="-0.25in" style:auto-text-indent="false"/>
    </style:style>
    <style:style style:name="P22" style:family="paragraph" style:parent-style-name="Standard">
      <style:paragraph-properties fo:margin-left="1in" fo:margin-right="0in" fo:text-indent="0in" style:auto-text-indent="false"/>
    </style:style>
    <style:style style:name="P23" style:family="paragraph" style:parent-style-name="Standard">
      <style:paragraph-properties fo:margin-left="0in" fo:margin-right="0in" fo:text-indent="0in" style:auto-text-indent="false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25" style:family="paragraph" style:parent-style-name="Heading_20_1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T5" style:family="text">
      <style:text-properties fo:background-color="#ffff00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style:text-underline-style="none" style:font-style-asian="italic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80q4zf9fy8cs"/><text:s/>Team Name Roadmap</text:p>
      <text:p text:style-name="Heading_20_2"><text:bookmark text:name="_j3iqil1w3an1"/>Executive Summary</text:p>
      <text:p text:style-name="Standard"><text:tab/>This is your at a glance version of the document. Details and resources attached</text:p>
      <text:list xml:id="list1765919523" text:style-name="WWNum2">
        <text:list-item>
          <text:p text:style-name="P3">Milestone 1 LS &amp; FOSS MS</text:p>
          <text:list>
            <text:list-item>
              <text:p text:style-name="P16"><office:annotation office:name="__Annotation__17_1795583797"><dc:creator>Kent Reese</dc:creator><dc:date>2019-07-03T13:05:57</dc:date><text:p><text:span text:style-name="T9">It's the questions we send them regarding the reading materials that ensure us that they actually read them. (I think you were the one to propose it)</text:span></text:p></office:annotation><office:annotation office:name="__Annotation__15_1795583797"><dc:creator>Mike Nolan</dc:creator><dc:date>2019-07-03T12:17:37</dc:date><text:p><text:span text:style-name="T9">What's the questionnaire</text:span></text:p></office:annotation>Questionnaire - Open Ticket<office:annotation-end office:name="__Annotation__15_1795583797"/><office:annotation-end office:name="__Annotation__17_1795583797"/></text:p>
            </text:list-item>
            <text:list-item>
              <text:p text:style-name="P16">MS - Open Ticket</text:p>
            </text:list-item>
            <text:list-item>
              <text:p text:style-name="P16">OSI License - Open Ticket</text:p>
            </text:list-item>
            <text:list-item>
              <text:p text:style-name="P16">Code of Conduct - Open Ticket</text:p>
            </text:list-item>
            <text:list-item>
              <text:p text:style-name="P16">Tools and Frameworks list - Open Ticket</text:p>
            </text:list-item>
          </text:list>
        </text:list-item>
        <text:list-item>
          <text:p text:style-name="P3">Milestone 2</text:p>
          <text:list>
            <text:list-item>
              <text:p text:style-name="P16">Pull Request - Open Ticket</text:p>
            </text:list-item>
            <text:list-item>
              <text:p text:style-name="P16">Development Environment - Open Ticket</text:p>
            </text:list-item>
            <text:list-item>
              <text:p text:style-name="P16">Project Tracker - Open Ticket</text:p>
            </text:list-item>
            <text:list-item>
              <text:p text:style-name="P16">Started Documentation - Open Ticket</text:p>
            </text:list-item>
            <text:list-item>
              <text:p text:style-name="P16">Communication methods - Open Ticket</text:p>
            </text:list-item>
            <text:list-item>
              <text:p text:style-name="P16">Contributor Guidelines - Open Ticket</text:p>
            </text:list-item>
          </text:list>
        </text:list-item>
        <text:list-item>
          <text:p text:style-name="P3">Milestone 3</text:p>
          <text:list>
            <text:list-item>
              <text:p text:style-name="P16">Community Manager Identified - Open Ticket</text:p>
            </text:list-item>
            <text:list-item>
              <text:p text:style-name="P16">Events and Planning Organized - Open Ticket</text:p>
            </text:list-item>
            <text:list-item>
              <text:p text:style-name="P16">Contributor Recruitment Plan - Open Ticker</text:p>
            </text:list-item>
          </text:list>
        </text:list-item>
        <text:list-item>
          <text:p text:style-name="P3"><text:soft-page-break/>Milestone 4</text:p>
          <text:list>
            <text:list-item>
              <text:p text:style-name="P16">Defined KPIs - Open Ticket</text:p>
            </text:list-item>
            <text:list-item>
              <text:p text:style-name="P16">Testimonials - Open Ticket</text:p>
            </text:list-item>
            <text:list-item>
              <text:p text:style-name="P16">Community Resources - Open Ticket</text:p>
            </text:list-item>
          </text:list>
        </text:list-item>
      </text:list>
      <text:p text:style-name="P22"/>
      <text:p text:style-name="Heading_20_2"><text:bookmark text:name="_gk5g2dngfqw0"/>Licensing &amp; FOSS Mission Statement</text:p>
      <text:p text:style-name="Standard"><text:s/>- Primary Goal: Establish basics, learning / education phase. Shortest Milestone</text:p>
      <text:p text:style-name="Standard"><text:s/>- Secondary Goal: Get an understanding of why are they doing FOSS and how FOSS works</text:p>
      <text:p text:style-name="Standard"/>
      <text:p text:style-name="Standard">Notes: shortest milestone of the bunch. Focused on required reading and delivery of FOSS Mission statement as well as answering our questions about their FOSS plan/outlook.</text:p>
      <text:p text:style-name="P1"/>
      <text:p text:style-name="Standard"><text:span text:style-name="T2">Resources:</text:span></text:p>
      <text:list xml:id="list1079983394" text:style-name="WWNum11">
        <text:list-item>
          <text:p text:style-name="P4"><text:a xlink:type="simple" xlink:href="https://docs.google.com/document/d/1A6UbSrJ-uhhGA5XYfKEEyYvI-PByf4am7u9XwfDsbh0" text:style-name="ListLabel_20_118" text:visited-style-name="ListLabel_20_118"><text:span text:style-name="T3">Required FOSS Reading List</text:span></text:a></text:p>
        </text:list-item>
        <text:list-item>
          <text:p text:style-name="P4"><text:a xlink:type="simple" xlink:href="https://www.linuxfoundation.org/resources/open-source-guides/" text:style-name="ListLabel_20_118" text:visited-style-name="ListLabel_20_118"><text:span text:style-name="T3">The Linux Foundation Resources</text:span></text:a></text:p>
        </text:list-item>
        <text:list-item>
          <text:p text:style-name="P4"><text:a xlink:type="simple" xlink:href="https://docs.google.com/document/d/1APbBrGnijuECXvTjNOKAXhOsBJ17pJ91s0ct5tmEZrc/edit?usp=sharing" text:style-name="ListLabel_20_118" text:visited-style-name="ListLabel_20_118"><text:span text:style-name="T3">Guide to developing a FOSS Mission Statement</text:span></text:a></text:p>
          <text:list>
            <text:list-item>
              <text:p text:style-name="P17"><text:a xlink:type="simple" xlink:href="https://opensource.com/open-organization/16/7/4-steps-transparent-mission-driven-organization" text:style-name="ListLabel_20_118" text:visited-style-name="ListLabel_20_118"><text:span text:style-name="T3">https://opensource.com/open-organization/16/7/4-steps-transparent-mission-driven-organization</text:span></text:a> </text:p>
            </text:list-item>
          </text:list>
        </text:list-item>
        <text:list-item>
          <text:p text:style-name="P4">Choose a License: <text:a xlink:type="simple" xlink:href="https://choosealicense.com/licenses/" text:style-name="ListLabel_20_118" text:visited-style-name="ListLabel_20_118"><text:span text:style-name="T3">https://choosealicense.com/licenses/</text:span></text:a> <text:span text:style-name="T5">(maybe?)</text:span></text:p>
        </text:list-item>
      </text:list>
      <text:p text:style-name="P1"/>
      <text:p text:style-name="Standard"><text:span text:style-name="T2">Outcomes:</text:span></text:p>
      <text:list xml:id="list1886314459" text:style-name="WWNum3">
        <text:list-item>
          <text:p text:style-name="P5">Code is online and licensed under an OSI approved license</text:p>
        </text:list-item>
        <text:list-item>
          <text:p text:style-name="P5">Mission statement &amp; small questionnaire is filled out</text:p>
        </text:list-item>
        <text:list-item>
          <text:p text:style-name="P5"><text:soft-page-break/>Have a set of tools and frameworks chosen for open source process</text:p>
        </text:list-item>
        <text:list-item>
          <text:p text:style-name="P5">Have an initial code of conduct document</text:p>
        </text:list-item>
      </text:list>
      <text:p text:style-name="Standard"/>
      <text:p text:style-name="Standard"><text:span text:style-name="T6">FOSS Workflow Development &amp; Optimizing for Open Source</text:span></text:p>
      <text:p text:style-name="Standard"><text:s/>- Primary Goal: Getting in the practice of using FOSS workflows in concert with your mission statement in order to make it easier for contributors to involve themselves with your project.</text:p>
      <text:p text:style-name="Standard"/>
      <text:p text:style-name="Standard"><text:span text:style-name="T2">Resources:</text:span></text:p>
      <text:p text:style-name="Standard"/>
      <text:p text:style-name="Standard"><text:span text:style-name="T7">TBA: Resources for moving from closed to open</text:span></text:p>
      <text:list xml:id="list1042464692" text:style-name="WWNum9">
        <text:list-item>
          <text:p text:style-name="P6"><text:a xlink:type="simple" xlink:href="https://producingoss.com/en/getting-started.html#starting-from-what-you-have" text:style-name="ListLabel_20_119" text:visited-style-name="ListLabel_20_119"><text:span text:style-name="T4">https://producingoss.com/en/getting-started.html#starting-from-what-you-have</text:span></text:a></text:p>
        </text:list-item>
        <text:list-item>
          <text:p text:style-name="P6"><text:a xlink:type="simple" xlink:href="https://www.linuxfoundation.org/resources/open-source-guides/building-leadership-in-an-open-source-community/" text:style-name="ListLabel_20_119" text:visited-style-name="ListLabel_20_119"><text:span text:style-name="T4">https://www.linuxfoundation.org/resources/open-source-guides/building-leadership-in-an-open-source-community/</text:span></text:a></text:p>
          <text:list>
            <text:list-item>
              <text:p text:style-name="P18"><text:span text:style-name="T7">Start at Corporate vs Open Leadership</text:span></text:p>
            </text:list-item>
          </text:list>
        </text:list-item>
        <text:list-item>
          <text:p text:style-name="P6"><text:a xlink:type="simple" xlink:href="https://github.com/nayafia/contributing-template" text:style-name="ListLabel_20_119" text:visited-style-name="ListLabel_20_119"><text:span text:style-name="T4">Contributing Guidelines Template</text:span></text:a><text:span text:style-name="T7"> </text:span></text:p>
        </text:list-item>
        <text:list-item>
          <text:p text:style-name="P6"><text:a xlink:type="simple" xlink:href="https://embeddedartistry.com/blog/2017/8/4/a-github-pull-request-template-for-your-projects" text:style-name="ListLabel_20_119" text:visited-style-name="ListLabel_20_119"><text:span text:style-name="T4">Pull Request Template</text:span></text:a></text:p>
        </text:list-item>
        <text:list-item>
          <text:p text:style-name="P6"><text:a xlink:type="simple" xlink:href="https://www.writethedocs.org/guide/writing/beginners-guide-to-docs/" text:style-name="ListLabel_20_119" text:visited-style-name="ListLabel_20_119"><text:span text:style-name="T4">General Tips for Documentation</text:span></text:a></text:p>
        </text:list-item>
        <text:list-item>
          <text:p text:style-name="P6"><text:a xlink:type="simple" xlink:href="https://producingoss.com/en/irc.html" text:style-name="ListLabel_20_119" text:visited-style-name="ListLabel_20_119"><text:span text:style-name="T4">Producing Open Source Software: Internet Relay Chat</text:span></text:a></text:p>
        </text:list-item>
        <text:list-item>
          <text:p text:style-name="P6"><text:span text:style-name="T7">Use any of the following project trackers, or find one of your own! </text:span></text:p>
          <text:list>
            <text:list-item>
              <text:p text:style-name="P18"><text:a xlink:type="simple" xlink:href="https://trello.com/" text:style-name="ListLabel_20_119" text:visited-style-name="ListLabel_20_119"><text:span text:style-name="T4">Trello</text:span></text:a><text:span text:style-name="T7"> </text:span></text:p>
            </text:list-item>
            <text:list-item>
              <text:p text:style-name="P18"><text:a xlink:type="simple" xlink:href="https://www.notion.so/" text:style-name="ListLabel_20_119" text:visited-style-name="ListLabel_20_119"><text:span text:style-name="T4">Notion</text:span></text:a><text:span text:style-name="T7"> </text:span></text:p>
            </text:list-item>
            <text:list-item>
              <text:p text:style-name="P18"><text:a xlink:type="simple" xlink:href="https://help.github.com/en/articles/about-project-boards" text:style-name="ListLabel_20_119" text:visited-style-name="ListLabel_20_119"><text:span text:style-name="T4">GitHub Project Boards</text:span></text:a><text:span text:style-name="T7"> </text:span></text:p>
            </text:list-item>
          </text:list>
        </text:list-item>
      </text:list>
      <text:p text:style-name="Standard"/>
      <text:p text:style-name="Standard"><text:soft-page-break/><text:span text:style-name="T2">Outcomes:</text:span></text:p>
      <text:list xml:id="list3624380404" text:style-name="WWNum10">
        <text:list-item>
          <text:p text:style-name="P7">The following open source processes must be completed</text:p>
          <text:list>
            <text:list-item>
              <text:p text:style-name="P19">Ability to make and create pull request</text:p>
            </text:list-item>
            <text:list-item>
              <text:p text:style-name="P19">Ability to easily find code base</text:p>
            </text:list-item>
            <text:list-item>
              <text:p text:style-name="P19">Instructions around development environment</text:p>
            </text:list-item>
            <text:list-item>
              <text:p text:style-name="P19">Project tracker being public</text:p>
            </text:list-item>
          </text:list>
        </text:list-item>
        <text:list-item>
          <text:p text:style-name="P7">A subsection of the below should also be completed</text:p>
          <text:list>
            <text:list-item>
              <text:p text:style-name="P19">Thorough documentation</text:p>
            </text:list-item>
            <text:list-item>
              <text:p text:style-name="P19">Contributor guidelines</text:p>
            </text:list-item>
            <text:list-item>
              <text:p text:style-name="P19">Communication methods chat room/discourse/etc.</text:p>
            </text:list-item>
          </text:list>
        </text:list-item>
      </text:list>
      <text:p text:style-name="P2"/>
      <text:p text:style-name="Standard"><text:span text:style-name="T6">Building a FOSS Community:</text:span></text:p>
      <text:p text:style-name="Standard"><text:s/>- Primary Goal: Begin setting up process, tools, recruitment campaigns, etc. to bring in new contributors. Advertising project, speaking at conferences, etc. Begin reaching out to the broader community. <text:s/></text:p>
      <text:p text:style-name="P1"/>
      <text:p text:style-name="Standard"><text:span text:style-name="T2">Resources:</text:span></text:p>
      <text:p text:style-name="P1"/>
      <text:p text:style-name="Standard"><text:span text:style-name="T7">TBA: </text:span></text:p>
      <text:p text:style-name="Standard"><text:span text:style-name="T7">Some conferences to look into.</text:span></text:p>
      <text:p text:style-name="Standard"><text:span text:style-name="T7">In the United States:</text:span></text:p>
      <text:list xml:id="list3727735090" text:style-name="WWNum5">
        <text:list-item>
          <text:p text:style-name="P8"><text:a xlink:type="simple" xlink:href="https://allthingsopen.org/" text:style-name="ListLabel_20_119" text:visited-style-name="ListLabel_20_119"><text:span text:style-name="T4">https://allthingsopen.org/</text:span></text:a><text:span text:style-name="T7"> All Things Open in Raleigh, NC </text:span></text:p>
        </text:list-item>
        <text:list-item>
          <text:p text:style-name="P8"><text:a xlink:type="simple" xlink:href="https://conferences.oreilly.com/oscon/oscon-or" text:style-name="ListLabel_20_119" text:visited-style-name="ListLabel_20_119"><text:span text:style-name="T4">https://conferences.oreilly.com/oscon/oscon-or</text:span></text:a><text:span text:style-name="T7"> OSCON in Portland, OR</text:span></text:p>
        </text:list-item>
        <text:list-item>
          <text:p text:style-name="P8"><text:soft-page-break/><text:a xlink:type="simple" xlink:href="https://www.openstack.org/summit/denver-2019/" text:style-name="ListLabel_20_119" text:visited-style-name="ListLabel_20_119"><text:span text:style-name="T4">https://www.openstack.org/summit/denver-2019/</text:span></text:a><text:span text:style-name="T7"> Open Stack Summit in Denver, CO</text:span></text:p>
        </text:list-item>
        <text:list-item>
          <text:p text:style-name="P8"><text:a xlink:type="simple" xlink:href="https://events.linuxfoundation.org/events/open%20source-leadership-summit-2019/" text:style-name="ListLabel_20_119" text:visited-style-name="ListLabel_20_119"><text:span text:style-name="T4">https://www.linuxfoundation.org/open-source-lead-summit</text:span></text:a><text:span text:style-name="T7"> Open Source Leadership Summit in Half Moon Bay, CA</text:span></text:p>
        </text:list-item>
      </text:list>
      <text:p text:style-name="P23"><text:span text:style-name="T7">In Latin America:</text:span></text:p>
      <text:list xml:id="list3459617788" text:style-name="WWNum6">
        <text:list-item>
          <text:p text:style-name="P9"><text:a xlink:type="simple" xlink:href="https://flisol.info/" text:style-name="ListLabel_20_119" text:visited-style-name="ListLabel_20_119"><text:span text:style-name="T4">https://flisol.info/</text:span></text:a><text:span text:style-name="T7"> FLISoL in Locations across Latin America.</text:span></text:p>
        </text:list-item>
      </text:list>
      <text:p text:style-name="P23"><text:span text:style-name="T7">In Europe:</text:span></text:p>
      <text:list xml:id="list2985167623" text:style-name="WWNum8">
        <text:list-item>
          <text:p text:style-name="P10"><text:a xlink:type="simple" xlink:href="https://chemnitzer.linux-tage.de/2019/en" text:style-name="ListLabel_20_119" text:visited-style-name="ListLabel_20_119"><text:span text:style-name="T4">https://chemnitzer.linux-tage.de/2019/en</text:span></text:a><text:span text:style-name="T7"> Chemnitzer Linux-Tage in Chemnitz, Germany</text:span></text:p>
        </text:list-item>
        <text:list-item>
          <text:p text:style-name="P10"><text:a xlink:type="simple" xlink:href="https://netdevconf.org/0x13/" text:style-name="ListLabel_20_119" text:visited-style-name="ListLabel_20_119"><text:span text:style-name="T4">https://netdevconf.org/0x13/</text:span></text:a><text:span text:style-name="T7"> Netdev in Prague, Czech Republic</text:span></text:p>
        </text:list-item>
        <text:list-item>
          <text:p text:style-name="P10"><text:a xlink:type="simple" xlink:href="https://fosdem.org/2019/" text:style-name="ListLabel_20_119" text:visited-style-name="ListLabel_20_119"><text:span text:style-name="T4">https://fosdem.org/2019/</text:span></text:a><text:span text:style-name="T7"> FOSDEM in Brussels, Belgium</text:span></text:p>
        </text:list-item>
        <text:list-item>
          <text:p text:style-name="P10"><text:a xlink:type="simple" xlink:href="https://ams.globalappsec.org/" text:style-name="ListLabel_20_119" text:visited-style-name="ListLabel_20_119"><text:span text:style-name="T4">https://ams.globalappsec.org/</text:span></text:a><text:span text:style-name="T7"> <text:s/>Global AppSec in Amsterdam</text:span></text:p>
        </text:list-item>
      </text:list>
      <text:p text:style-name="Standard"><text:span text:style-name="T7">In Africa:</text:span></text:p>
      <text:list xml:id="list3303587680" text:style-name="WWNum7">
        <text:list-item>
          <text:p text:style-name="P11"><text:a xlink:type="simple" xlink:href="https://na.pycon.org/" text:style-name="ListLabel_20_119" text:visited-style-name="ListLabel_20_119"><text:span text:style-name="T4">https://na.pycon.org/</text:span></text:a><text:span text:style-name="T7"> PyCon Namibia 2019 in Windhoek, Namibia</text:span></text:p>
        </text:list-item>
        <text:list-item>
          <text:p text:style-name="P11"><text:a xlink:type="simple" xlink:href="http://africaopendata.net/" text:style-name="ListLabel_20_119" text:visited-style-name="ListLabel_20_119"><text:span text:style-name="T4">http://africaopendata.net/</text:span></text:a><text:span text:style-name="T7"> AODC in Accra, Ghana</text:span></text:p>
        </text:list-item>
      </text:list>
      <text:p text:style-name="P23"><text:span text:style-name="T7">In Asia:</text:span></text:p>
      <text:list xml:id="list2158781805" text:style-name="WWNum13">
        <text:list-item>
          <text:p text:style-name="P12"><text:a xlink:type="simple" xlink:href="https://www.opensourceindia.in/" text:style-name="ListLabel_20_119" text:visited-style-name="ListLabel_20_119"><text:span text:style-name="T4">https://www.opensourceindia.in/</text:span></text:a><text:span text:style-name="T7"> Open Source India in Bengaluru, India</text:span></text:p>
        </text:list-item>
        <text:list-item>
          <text:p text:style-name="P12"><text:a xlink:type="simple" xlink:href="https://wikicfp.com/fosscon-india" text:style-name="ListLabel_20_119" text:visited-style-name="ListLabel_20_119"><text:span text:style-name="T4">https://wikicfp.com/fosscon-india</text:span></text:a><text:span text:style-name="T7"> FOSSCON India in Belagavi, India</text:span></text:p>
        </text:list-item>
      </text:list>
      <text:p text:style-name="P23"><text:span text:style-name="T7">In Oceania:</text:span></text:p>
      <text:list xml:id="list1410987268" text:style-name="WWNum4">
        <text:list-item>
          <text:p text:style-name="P13"><text:a xlink:type="simple" xlink:href="https://linux.conf.au/" text:style-name="ListLabel_20_119" text:visited-style-name="ListLabel_20_119"><text:span text:style-name="T4">https://linux.conf.au/</text:span></text:a><text:span text:style-name="T7"> <text:s/>Linux Conference in Christchurch, New Zealand</text:span></text:p>
        </text:list-item>
      </text:list>
      <text:p text:style-name="Standard"><text:span text:style-name="T7"><text:tab/></text:span></text:p>
      <text:p text:style-name="Standard"><text:span text:style-name="T7"><text:tab/></text:span></text:p>
      <text:p text:style-name="Standard"><text:span text:style-name="T7"><text:tab/></text:span></text:p>
      <text:p text:style-name="P1"/>
      <text:p text:style-name="Standard"><text:soft-page-break/><text:span text:style-name="T2">Outcomes:</text:span></text:p>
      <text:p text:style-name="P1"/>
      <text:list xml:id="list3248757682" text:style-name="WWNum1">
        <text:list-item>
          <text:p text:style-name="P14">Contributor recruitment plan</text:p>
        </text:list-item>
        <text:list-item>
          <text:p text:style-name="P14">Initial recruitment materials. This can be related:</text:p>
          <text:list>
            <text:list-item>
              <text:p text:style-name="P20">Conference talks (both identification or attendance)</text:p>
            </text:list-item>
            <text:list-item>
              <text:p text:style-name="P20">Swag</text:p>
            </text:list-item>
            <text:list-item>
              <text:p text:style-name="P20">Hackathons</text:p>
            </text:list-item>
            <text:list-item>
              <text:p text:style-name="P20">Working sessions</text:p>
            </text:list-item>
            <text:list-item>
              <text:p text:style-name="P20">Feedback sessions</text:p>
            </text:list-item>
            <text:list-item>
              <text:p text:style-name="P20">Stakeholder maps</text:p>
            </text:list-item>
            <text:list-item>
              <text:p text:style-name="P20">And more!</text:p>
            </text:list-item>
          </text:list>
        </text:list-item>
        <text:list-item>
          <text:p text:style-name="P14">Identify a community manager</text:p>
        </text:list-item>
      </text:list>
      <text:p text:style-name="P23"/>
      <text:p text:style-name="P24"><text:span text:style-name="T6">Making your FOSS Community Sustainable:</text:span></text:p>
      <text:p text:style-name="Standard"><text:s/>- Primary Goal: Community and development team are beginning to mold into a single entity. Friction between staff and community is low and friendly.</text:p>
      <text:p text:style-name="Standard"><text:s/>- Secondary Goal: Begin thinking about how you will measure community development and using those measurements to further strengthen community development.</text:p>
      <text:p text:style-name="Standard"/>
      <text:p text:style-name="Standard"><text:span text:style-name="T2">Resources:</text:span></text:p>
      <text:p text:style-name="P1"/>
      <text:p text:style-name="Standard"><text:a xlink:type="simple" xlink:href="https://www.linuxfoundation.org/resources/open-source-guides/measuring-your-open-source-program-success/" text:style-name="ListLabel_20_118" text:visited-style-name="ListLabel_20_118"><text:span text:style-name="T3">Linux Foundation: Measuring Your Success</text:span></text:a></text:p>
      <text:p text:style-name="Standard"><text:a xlink:type="simple" xlink:href="https://www.linuxfoundation.org/resources/open-source-guides/tools-managing-open-source-programs/" text:style-name="ListLabel_20_118" text:visited-style-name="ListLabel_20_118"><text:span text:style-name="T3">Linux Foundation: Managing Your Open Source Project</text:span></text:a></text:p>
      <text:p text:style-name="Standard"><text:soft-page-break/><text:a xlink:type="simple" xlink:href="https://opensource.guide/code-of-conduct/" text:style-name="ListLabel_20_118" text:visited-style-name="ListLabel_20_118"><text:span text:style-name="T3">Open Source Guides: Code of Conduct</text:span></text:a></text:p>
      <text:p text:style-name="Standard"><text:a xlink:type="simple" xlink:href="https://opensource.guide/metrics/" text:style-name="ListLabel_20_118" text:visited-style-name="ListLabel_20_118"><text:span text:style-name="T3">Open Source Guides: Metrics</text:span></text:a></text:p>
      <text:p text:style-name="Standard"><text:a xlink:type="simple" xlink:href="https://opensource.com/open-organization/resources/open-decision-framework" text:style-name="ListLabel_20_118" text:visited-style-name="ListLabel_20_118"><text:span text:style-name="T3">Open Decision Framework</text:span></text:a></text:p>
      <text:p text:style-name="Standard"><text:a xlink:type="simple" xlink:href="https://github.com/red-hat-people-team/opt-model" text:style-name="ListLabel_20_118" text:visited-style-name="ListLabel_20_118"><text:span text:style-name="T3">OPT Model</text:span></text:a></text:p>
      <text:p text:style-name="Standard"/>
      <text:p text:style-name="Standard"><text:span text:style-name="T7">TBA: Articles on what makes a sustainable community. Raptor test, git by a truck, etc.</text:span></text:p>
      <text:p text:style-name="P1"/>
      <text:p text:style-name="Standard"><text:span text:style-name="T2">Outcomes:</text:span></text:p>
      <text:list xml:id="list3183287618" text:style-name="WWNum12">
        <text:list-item>
          <text:p text:style-name="P15">Defined KPIs (Key Performance Indicator) for measuring community activity.</text:p>
        </text:list-item>
        <text:list-item>
          <text:p text:style-name="P15">Testimonials by community members.</text:p>
        </text:list-item>
        <text:list-item>
          <text:p text:style-name="P15">We can observe various communication channels to ensure quality community interaction.</text:p>
        </text:list-item>
        <text:list-item>
          <text:p text:style-name="P15">By now, almost all major community resources are finished.</text:p>
          <text:list>
            <text:list-item>
              <text:p text:style-name="P21">Code of Conduct Committee</text:p>
            </text:list-item>
            <text:list-item>
              <text:p text:style-name="P21">Contributor Guidelines</text:p>
            </text:list-item>
            <text:list-item>
              <text:p text:style-name="P21">FAQ</text:p>
            </text:list-item>
            <text:list-item>
              <text:p text:style-name="P21">Discussion Channels</text:p>
            </text:list-item>
            <text:list-item>
              <text:p text:style-name="P21">etc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9" style:display-name="ListLabel 119" style:family="text">
      <style:text-properties fo:color="#1155cc" fo:font-style="italic" style:text-underline-style="solid" style:text-underline-width="auto" style:text-underline-color="font-color" style:font-style-asian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24" meta:word-count="772" meta:character-count="5258" meta:non-whitespace-character-count="4667"/>
    <meta:generator>LibreOfficeDev/6.0.5.2$Linux_X86_64 LibreOffice_project/</meta:generator>
  </office:meta>
</office:document-meta>
</file>